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ten</text:p>
      <text:p text:style-name="P2"><text:tab/>-größer als einzelne Szene</text:p>
      <text:p text:style-name="P2"><text:tab/>→ nich alles laden auf einmal</text:p>
      <text:p text:style-name="P2"><text:tab/>-MIP-Mapping mit Geometrie – keine Interpolation</text:p>
      <text:p text:style-name="P2"/>
      <text:p text:style-name="P1"><text:span text:style-name="T1"><text:tab/></text:span>Quadtree:</text:p>
      <text:p text:style-name="P2"><text:tab/>-In Quadranten aufteilen bis es für jedes objekt einen bereich gibt</text:p>
      <text:p text:style-name="P2"><text:tab/><text:tab/>-Liste von Objekten aufteilen in mehr Listen</text:p>
      <text:p text:style-name="P2"><text:tab/><text:tab/>-Gegen Bereichüberschneidungen einfach Suchbereich größer machen</text:p>
      <text:p text:style-name="P2"><text:tab/><text:tab/>→ Baumsuche</text:p>
      <text:p text:style-name="P2"><text:tab/><text:tab/>-10% prozent aufschlag bei suchbereich für kantenüberschneidungsprobleme</text:p>
      <text:p text:style-name="P1"><text:span text:style-name="T1"><text:tab/></text:span>KD-Baum:</text:p>
      <text:p text:style-name="P2"><text:tab/><text:tab/>-Teilen am Median einer Dimension</text:p>
      <text:p text:style-name="P2"><text:tab/><text:tab/>→ Median der nächsten Dimension</text:p>
      <text:p text:style-name="P2"><text:tab/><text:tab/>→ BinärBaum → Maximal Flach</text:p>
      <text:p text:style-name="P2"/>
      <text:p text:style-name="P1">Portale:</text:p>
      <text:p text:style-name="P1"><text:span text:style-name="T1"><text:tab/>-Zellen/ Räume</text:span></text:p>
      <text:p text:style-name="P1"><text:span text:style-name="T1"><text:tab/><text:tab/>-Knoten im Graphen</text:span></text:p>
      <text:p text:style-name="P1"><text:span text:style-name="T1"><text:tab/><text:tab/>-Haben eine Kante</text:span></text:p>
      <text:p text:style-name="P1"><text:span text:style-name="T1"><text:tab/>-Portale mit Sichtfeld</text:span></text:p>
      <text:p text:style-name="P1"><text:span text:style-name="T1"><text:tab/><text:tab/>-Sichtkegel in andere Zelle schneid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7T12:49:55.95</meta:creation-date>
    <meta:generator>OpenOffice.org/3.4.1$Win32 OpenOffice.org_project/341m1$Build-9593</meta:generator>
    <dc:date>2014-01-07T12:53:33.19</dc:date>
    <meta:editing-duration>PT1H9M45S</meta:editing-duration>
    <meta:editing-cycles>13</meta:editing-cycles>
    <meta:document-statistic meta:table-count="0" meta:image-count="0" meta:object-count="0" meta:page-count="1" meta:paragraph-count="20" meta:word-count="84" meta:character-count="619"/>
  </office:meta>
</office:document-meta>
</file>